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Bitstream Charter"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style:font-name="Bitstream Charter" fo:font-size="60pt" style:font-size-asian="60pt" style:font-size-complex="60pt"/>
    </style:style>
    <style:style style:name="P4" style:family="paragraph">
      <style:text-properties style:font-name="Bitstream Charter"/>
    </style:style>
    <style:style style:name="T1" style:family="text">
      <style:text-properties style:font-name="Bitstream Charter" fo:font-size="96pt" style:font-size-asian="96pt" style:font-size-complex="96pt"/>
    </style:style>
    <style:style style:name="T2" style:family="text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Bitstream Charter" fo:font-size="60pt" style:font-size-asian="60pt" style:font-size-complex="60pt"/>
    </style:style>
    <style:style style:name="T4" style:family="text">
      <style:text-properties style:font-name="Bitstream Charter"/>
    </style:style>
    <style:style style:name="T5" style:family="text">
      <style:text-properties style:font-name="Bitstream Charter" fo:font-weight="bold" style:font-weight-asian="bold" style:font-weight-complex="bold"/>
    </style:style>
    <style:style style:name="T6" style:family="text">
      <style:text-properties style:font-name="Monac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9.229cm" svg:x="1.4cm" svg:y="0.837cm" presentation:class="title" presentation:user-transformed="true">
          <draw:text-box>
            <text:p text:style-name="P1"><text:span text:style-name="T1">CS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3" draw:layer="layout" svg:width="25.199cm" svg:height="19.229cm" svg:x="1.4cm" svg:y="0.837cm" presentation:class="title" presentation:user-transformed="true">
          <draw:text-box>
            <text:p text:style-name="P3"><text:span text:style-name="T2">C</text:span><text:span text:style-name="T3">ross-</text:span><text:span text:style-name="T2">S</text:span><text:span text:style-name="T3">ite </text:span><text:span text:style-name="T2">R</text:span><text:span text:style-name="T3">equest </text:span><text:span text:style-name="T2">F</text:span><text:span text:style-name="T3">org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Most Common Types of Attacks</text:span></text:p>
          </draw:text-box>
        </draw:frame>
        <draw:frame presentation:style-name="pr4" draw:text-style-name="P4" draw:layer="layout" svg:width="20.32cm" svg:height="9.727cm" svg:x="4.318cm" svg:y="7.366cm" presentation:class="outline" presentation:user-transformed="true">
          <draw:text-box>
            <text:list text:style-name="L2">
              <text:list-item>
                <text:p text:style-name="P4"><text:span text:style-name="T4">SQL injection</text:span></text:p>
              </text:list-item>
              <text:list-item>
                <text:p text:style-name="P4"><text:span text:style-name="T4">XSS (Cross-Site Scripting)</text:span></text:p>
              </text:list-item>
              <text:list-item>
                <text:p text:style-name="P4"><text:span text:style-name="T4">CSRF (Cross-Site Request Forge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Feature:</text:span><text:span text:style-name="T4"> Facebook “Like” Butt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4">User has logged in to his Facebook account.</text:span></text:p>
              </text:list-item>
              <text:list-item>
                <text:p text:style-name="P4"><text:span text:style-name="T4">User is surfing the net with Facebook kept open in a separate tab (or even closed as long as he checked “keep me logged in” option.)</text:span></text:p>
              </text:list-item>
              <text:list-item>
                <text:p text:style-name="P4"><text:span text:style-name="T4">User clicks the “Like” button embedded on a blog page he was reading. The browser will be happy to associate authentication cookie stored securely for </text:span><text:span text:style-name="T5">facebook.com</text:span><text:span text:style-name="T4"> domain even though the request is coming from a different domai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Bug:</text:span><text:span text:style-name="T4"> insecure form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4">User logs in to his bank account to check his balance.</text:span></text:p>
              </text:list-item>
              <text:list-item>
                <text:p text:style-name="P4"><text:span text:style-name="T4">User opens another tab and navigates to a malicious web site which looks innocent at a first glance.</text:span></text:p>
              </text:list-item>
              <text:list-item>
                <text:p text:style-name="P4"><text:span text:style-name="T4">The page knows the format of the request </text:span><text:span text:style-name="T4">expected by the bank </text:span><text:span text:style-name="T4">and issues it in the background. The browser uses authentication cookie to make the request in the same way as with Facebook “Like” butt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CSRF Toke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enforces that a request comes from the original web page provided by the server</text:span></text:p>
              </text:list-item>
              <text:list-item>
                <text:p text:style-name="P4"><text:span text:style-name="T4">cannot be predictable</text:span></text:p>
              </text:list-item>
              <text:list-item>
                <text:p text:style-name="P4"><text:span text:style-name="T4">must be unique per user session</text:span></text:p>
              </text:list-item>
              <text:list-item>
                <text:p text:style-name="P4"><text:span text:style-name="T4">applies to requests with side effects, e.g. POST</text:span></text:p>
              </text:list-item>
              <text:list-item>
                <text:p text:style-name="P4"><text:span text:style-name="T4">the server doesn't usually store the token, but uses a secret to validate it</text:span></text:p>
              </text:list-item>
              <text:list-item>
                <text:p text:style-name="P4"><text:span text:style-name="T4">E.g. </text:span><text:span text:style-name="T6">token := encrypt(session_id, sal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1:26:43.500379495</meta:creation-date>
    <dc:date>2016-03-08T12:36:23.222101385</dc:date>
    <meta:editing-duration>PT1H9M33S</meta:editing-duration>
    <meta:editing-cycles>15</meta:editing-cycles>
    <meta:generator>LibreOffice/5.0.5.2$Linux_X86_64 LibreOffice_project/00m0$Build-2</meta:generator>
    <meta:document-statistic meta:object-count="43"/>
  </office:meta>
</office:document-meta>
</file>